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6.0575in"/>
    </style:style>
    <style:style style:name="co5" style:family="table-column">
      <style:table-column-properties fo:break-before="auto" style:column-width="3.1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 style:data-style-name="N132"/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ffd320"/>
    </style:style>
    <style:style style:name="T1" style:family="text">
      <style:text-properties style:font-name="Liberation Seri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Donné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Dénomination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 table:style-name="ce12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Valeur théorique calculée</text:p>
          </table:table-cell>
        </table:table-row>
        <table:table-row table:style-name="ro1">
          <table:table-cell table:style-name="ce4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V</text:p>
          </table:table-cell>
          <table:table-cell table:style-name="ce11" office:value-type="string" calcext:value-type="string" table:number-columns-spanned="1" table:number-rows-spanned="3">
            <text:p>Sortie du panneau solaire, entrée du buck</text:p>
          </table:table-cell>
          <table:table-cell table:style-name="ce14" office:value-type="string" calcext:value-type="string">
            <text:p>Valeur pratique choisie</text:p>
          </table:table-cell>
        </table:table-row>
        <table:table-row table:style-name="ro1">
          <table:table-cell table:style-name="ce4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W</text:p>
          </table:table-cell>
          <table:table-cell table:style-name="ce11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endement</text:p>
          </table:table-cell>
          <table:table-cell table:style-name="ce8" office:value-type="percentage" office:value="0.92" calcext:value-type="percentage">
            <text:p>92%</text:p>
          </table:table-cell>
          <table:table-cell table:style-name="ce1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8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ts</text:p>
          </table:table-cell>
          <table:table-cell office:value-type="string" calcext:value-type="string">
            <text:p>cf datasheet STM32L476RG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Mesure tension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style-name="ce5" office:value-type="string" calcext:value-type="string">
            <text:p>Vin max</text:p>
          </table:table-cell>
          <table:table-cell table:formula="of:=[.B7]*1.2" office:value-type="float" office:value="60" calcext:value-type="float">
            <text:p>60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Facteur de sécurité sur tension max : +20%</text:p>
          </table:table-cell>
          <table:table-cell/>
        </table:table-row>
        <table:table-row table:style-name="ro1">
          <table:table-cell table:style-name="ce6" office:value-type="string" calcext:value-type="string">
            <text:p>I meas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uA</text:p>
          </table:table-cell>
          <table:table-cell office:value-type="string" calcext:value-type="string">
            <text:p>Courant dans pont diviseur</text:p>
          </table:table-cell>
          <table:table-cell/>
        </table:table-row>
        <table:table-row table:style-name="ro1">
          <table:table-cell table:style-name="ce4" office:value-type="string" calcext:value-type="string">
            <text:p>Vadc max</text:p>
          </table:table-cell>
          <table:table-cell office:value-type="float" office:value="3.3" calcext:value-type="float">
            <text:p>3.3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ref ADC</text:p>
          </table:table-cell>
          <table:table-cell/>
        </table:table-row>
        <table:table-row table:style-name="ro1">
          <table:table-cell table:style-name="ce7" office:value-type="string" calcext:value-type="string">
            <text:p>Divider ratio</text:p>
          </table:table-cell>
          <table:table-cell table:style-name="ce9" table:formula="of:=[.B21]/[.B23]" office:value-type="float" office:value="18.1818181818182" calcext:value-type="float">
            <text:p>18</text:p>
          </table:table-cell>
          <table:table-cell table:style-name="ce1"/>
          <table:table-cell office:value-type="string" calcext:value-type="string">
            <text:p>Ratio Vin/Vadc</text:p>
          </table:table-cell>
          <table:table-cell/>
        </table:table-row>
        <table:table-row table:style-name="ro1">
          <table:table-cell table:style-name="ce7" office:value-type="string" calcext:value-type="string">
            <text:p>Rtot</text:p>
          </table:table-cell>
          <table:table-cell table:formula="of:=[.B21]/[.B22]*1000"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tot=R1+R2, R1 entre masse et ADC, R2 entre ADC et Vin</text:p>
          </table:table-cell>
          <table:table-cell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formula="of:=[.B25]-[.B27]" office:value-type="float" office:value="113.4" calcext:value-type="float">
            <text:p>113.4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2=Rtot-R1</text:p>
          </table:table-cell>
          <table:table-cell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formula="of:=[.B25]/[.B24]" office:value-type="float" office:value="6.6" calcext:value-type="float">
            <text:p>6.6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1=Rtot/Ratio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table:style-name="ce11" office:value-type="string" calcext:value-type="string" table:number-columns-spanned="1" table:number-rows-spanned="2">
            <text:p>Valeurs choisies selon valeurs idéales précédentes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office:value-type="float" office:value="6.8" calcext:value-type="float">
            <text:p>6.8</text:p>
          </table:table-cell>
          <table:table-cell table:style-name="ce1" office:value-type="string" calcext:value-type="string">
            <text:p>k<text:span text:style-name="T1">Ω</text:span>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Vin max</text:p>
          </table:table-cell>
          <table:table-cell table:style-name="ce10" table:formula="of:=[.B23]*([.B28]+[.B29])/[.B29]" office:value-type="float" office:value="61.5352941176471" calcext:value-type="float">
            <text:p>61.5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in max avec valeurs choisies précédemment</text:p>
          </table:table-cell>
          <table:table-cell/>
        </table:table-row>
        <table:table-row table:style-name="ro1">
          <table:table-cell table:style-name="ce7" office:value-type="string" calcext:value-type="string">
            <text:p>Pdiss</text:p>
          </table:table-cell>
          <table:table-cell table:style-name="ce9" table:formula="of:=[.B30]*[.B30]/([.B29]+[.B28])" office:value-type="float" office:value="29.8627162629758" calcext:value-type="float">
            <text:p>30</text:p>
          </table:table-cell>
          <table:table-cell table:style-name="ce1" office:value-type="string" calcext:value-type="string">
            <text:p>mW</text:p>
          </table:table-cell>
          <table:table-cell office:value-type="string" calcext:value-type="string">
            <text:p>Puissance dissipée par la mesure</text:p>
          </table:table-cell>
          <table:table-cell/>
        </table:table-row>
        <table:table-row table:style-name="ro1">
          <table:table-cell table:style-name="ce7" office:value-type="string" calcext:value-type="string">
            <text:p>NbcountsADC</text:p>
          </table:table-cell>
          <table:table-cell table:formula="of:=2^[.B17]" office:value-type="float" office:value="4096" calcext:value-type="float">
            <text:p>409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9" table:formula="of:=[.B30]/[.B32]*1000" office:value-type="float" office:value="15.0232651654412" calcext:value-type="float">
            <text:p>15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Mesure courant</text:p>
          </table:table-cell>
          <table:covered-table-cell table:number-columns-repeated="3"/>
          <table:table-cell/>
        </table:table-row>
        <table:table-row table:style-name="ro1">
          <table:table-cell table:style-name="ce7" office:value-type="string" calcext:value-type="string">
            <text:p>I max</text:p>
          </table:table-cell>
          <table:table-cell table:formula="of:=1.2*[.B13]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ant max mesurable</text:p>
          </table:table-cell>
          <table:table-cell/>
        </table:table-row>
        <table:table-row table:style-name="ro1">
          <table:table-cell table:style-name="ce6" office:value-type="string" calcext:value-type="string">
            <text:p>Rshu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</text:span><text:span text:style-name="T3">Ω</text:span>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Vshunt</text:p>
          </table:table-cell>
          <table:table-cell table:formula="of:=[.B38]*[.B37]" office:value-type="float" office:value="60" calcext:value-type="float">
            <text:p>60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nsion 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Pshunt</text:p>
          </table:table-cell>
          <table:table-cell table:formula="of:=[.B39]*[.B37]" office:value-type="float" office:value="720" calcext:value-type="float">
            <text:p>720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Amp gain</text:p>
          </table:table-cell>
          <table:table-cell table:formula="of:=3.3/[.B39]*1000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mp gain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Vmeas max</text:p>
          </table:table-cell>
          <table:table-cell table:formula="of:=[.B42]*[.B39]/1000"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 voltage at full current</text:p>
          </table:table-cell>
          <table:table-cell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10" table:formula="of:=[.B23]/[.B32]*([.B37]/[.B43])*1000" office:value-type="float" office:value="3.22265625" calcext:value-type="float">
            <text:p>3.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10-02T19:32:10.920034433</dc:date>
    <meta:editing-duration>PT1M8S</meta:editing-duration>
    <meta:editing-cycles>6</meta:editing-cycles>
    <meta:document-statistic meta:table-count="1" meta:cell-count="115" meta:object-count="0"/>
  </office:meta>
</office:document-meta>
</file>